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5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CS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Column 1,3,5,7,9</text:p>
          </table:table-cell>
          <table:table-cell table:style-name="ce70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CS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Switch Matrix Column 2,4,6,8</text:p>
          </table:table-cell>
          <table:table-cell table:style-name="ce61" table:number-columns-repeated="3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J207-2 / J207-4 / J207-6 / J207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CX1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M-AG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M-AG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M-AG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F2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F2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F2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F24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F25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F26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M-TX3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M-RX3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1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M-TX2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M-RX2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M-TX1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M-RX1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M-SDA-high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M-SDL-high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SR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SR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SR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SR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SR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SR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SR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SR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F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F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F8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F1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F1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F1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F1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F1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F1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F1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F1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F1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F1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F2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-D5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-D5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table:style-name="ce68" office:value-type="string" calcext:value-type="string">
            <text:p>D52</text:p>
          </table:table-cell>
          <table:table-cell table:style-name="ce68" office:value-type="string" calcext:value-type="string">
            <text:p>M-D52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1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D53</text:p>
          </table:table-cell>
          <table:table-cell table:style-name="ce68" office:value-type="string" calcext:value-type="string">
            <text:p>M-D53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2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-A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-A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M-A2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M-A3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-A4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M-A5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6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7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8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9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10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11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M-A12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M-A13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M-A14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M-A15</text:p>
          </table:table-cell>
          <table:table-cell table:style-name="ce69" table:number-columns-repeated="6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19:27:03.594598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1-02-08T19:27:31.427729032</dc:date>
    <meta:editing-duration>P6DT7H28M33S</meta:editing-duration>
    <meta:editing-cycles>42</meta:editing-cycles>
    <meta:document-statistic meta:table-count="1" meta:cell-count="471" meta:object-count="0"/>
  </office:meta>
</office:document-meta>
</file>